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6979in" style:rel-column-width="6602*"/>
    </style:style>
    <style:style style:name="Table2.B" style:family="table-column">
      <style:table-column-properties style:column-width="6.2292in" style:rel-column-width="58933*"/>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paragraph-properties fo:line-height="100%" fo:text-align="start" style:justify-single-word="false" fo:background-color="#ffffff">
        <style:background-image/>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fo:font-size="12pt" fo:font-weight="bold" style:font-size-asian="12pt" style:font-weight-asian="bold" style:font-size-complex="12pt"/>
    </style:style>
    <style:style style:name="T1" style:family="text">
      <style:text-properties style:font-weight-complex="bold"/>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CARE ASSOCIATES</text:p>
      <text:p text:style-name="P2"/>
      <text:p text:style-name="P2">Behavioral Log/IIH/Therapist</text:p>
      <text:p text:style-name="P2"/>
      <text:p text:style-name="P1">Name: <text:s/>Ellijay Brenn Pascual<text:tab/><text:tab/><text:tab/><text:tab/> <text:s text:c="24"/>Date: <text:s/>6/13/18 </text:p>
      <text:p text:style-name="P1">Referral Agency: <text:s/>PC <text:s text:c="13"/><text:tab/><text:tab/><text:tab/><text:tab/> <text:s text:c="11"/>Program: <text:s/>In-Home Supports</text:p>
      <text:p text:style-name="P3">Behavioral Services Rendered: <text:s/>ABA SERVICES</text:p>
      <text:p text:style-name="P3"/>
      <table:table table:name="Table2" table:style-name="Table2">
        <table:table-column table:style-name="Table2.A"/>
        <table:table-column table:style-name="Table2.B"/>
        <table:table-row>
          <table:table-cell table:style-name="Table2.A1" office:value-type="string">
            <text:p text:style-name="P5">Date</text:p>
          </table:table-cell>
          <table:table-cell table:style-name="Table2.A1" office:value-type="string">
            <text:p text:style-name="P5">Narrative: <text:s/>Please indicate the nature of the interaction and current status of the individual.</text:p>
          </table:table-cell>
        </table:table-row>
        <table:table-row>
          <table:table-cell table:style-name="Table2.A2" office:value-type="date" office:date-value="2018-06-13">
            <text:p text:style-name="P5">06/13/18</text:p>
          </table:table-cell>
          <table:table-cell table:style-name="Table2.B2" office:value-type="string">
            <text:p text:style-name="P6"><text:span text:style-name="T1">On 6/13/18 Master's</text:span><text:span text:style-name="T3"> level services were provided by Mirielle Toussaint. </text:span><text:span text:style-name="T1">The focus of concentration centered on the following: No significant changes noted for this session. This individual will receive information/assistance on increasing focus level, decrease frustration level, developing effective interaction skills, and learning letters, numbers pictures recognition etc.) . S</text:span><text:span text:style-name="T2">ession began by gathering information on client's recent behavioral patterns. </text:span>Caregiver expressed that client is doing well and has returned to his old behavioral paterns. She also mentioned that client is bite sleepy. Worker empathized with the family and praised client and encouraged him to continue with the good job. Worker also assisted client with typical tasks, which <text:s/>include sort and snap color match and shapes difference. Moreover, client received help to complete See and Spell. These aforesaid activities will help develop better critical thinking skills and increased focus level. <text:s/>They will also help develop letters and pictures recognition. These also helps improved fine motor skills such as helps client to acquire problem solving skills. Moreover, client received constant verbal prompts to make appropriate eye contact and had assistance to use the bathroom as needed. <text:s text:c="3"/></text:p>
            <text:p text:style-name="P4"/>
            <text:p text:style-name="P4">During meeting, client appeared calm and sleepy. Client was not able to properly response to verbal prompts and provide poor participation during meeting. </text:p>
            <text:p text:style-name="P4"/>
            <text:p text:style-name="P4"/>
            <text:p text:style-name="P4">Staff Name: Mirielle Toussaint</text:p>
            <text:p text:style-name="P4"/>
            <text:p text:style-name="P4"/>
            <text:p text:style-name="P4"/>
            <text:p text:style-name="P4"/>
            <text:p text:style-name="P4"/>
            <text:p text:style-name="P4"/>
            <text:p text:style-name="P4"/>
            <text:p text:style-name="P4"/>
            <text:p text:style-name="P4"/>
            <text:p text:style-name="P4">Signature:</text:p>
            <text:p text:style-name="P4"/>
            <text:p text:style-name="P4"/>
            <text:p text:style-name="P4"/>
            <text:p text:style-name="P4"/>
            <text:p text:style-name="P4"/>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2T10:50:54.12</meta:creation-date>
    <dc:date>2018-06-29T14:08:39.95</dc:date>
    <meta:editing-duration>PT17M9S</meta:editing-duration>
    <meta:editing-cycles>5</meta:editing-cycles>
    <meta:generator>OpenOffice/4.1.2$Win32 OpenOffice.org_project/412m3$Build-9782</meta:generator>
    <meta:document-statistic meta:table-count="1" meta:image-count="0" meta:object-count="0" meta:page-count="1" meta:paragraph-count="12" meta:word-count="250" meta:character-count="1815"/>
  </office:meta>
</office:document-meta>
</file>